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eXGyreSchola" fo:font-size="13pt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TeXGyreSchola" fo:font-size="13pt" style:font-size-asian="13pt" style:font-size-complex="13pt"/>
    </style:style>
    <style:style style:name="P3" style:family="paragraph" style:parent-style-name="Standard">
      <style:text-properties style:font-name="TeXGyreSchola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TeXGyreSchola" fo:font-size="13pt" style:text-underline-style="none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eXGyreSchola" fo:font-size="13pt" style:font-size-asian="13pt" style:font-size-complex="13pt"/>
    </style:style>
    <style:style style:name="P6" style:family="paragraph" style:parent-style-name="Standard">
      <style:text-properties style:font-name="TeXGyreSchola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8pt" style:text-underline-style="none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YACC Program</text:span><text:tab/> </text:p>
      <text:p text:style-name="P2"><text:tab/><text:tab/><text:tab/><text:tab/><text:tab/><text:tab/><text:tab/><text:tab/>NADISH SHAJAHAN</text:p>
      <text:p text:style-name="P2"><text:tab/><text:tab/><text:tab/><text:tab/><text:tab/><text:tab/> <text:s text:c="2"/><text:tab/><text:tab/><text:tab/><text:tab/><text:tab/>S7 CSE<text:tab/><text:tab/><text:tab/><text:tab/><text:tab/><text:tab/><text:tab/><text:tab/><text:tab/><text:tab/><text:tab/> <text:s text:c="6"/>21</text:p>
      <text:p text:style-name="P3">yaceg.y</text:p>
      <text:p text:style-name="P1">%{ </text:p>
      <text:p text:style-name="P1">#include&lt;stdio.h&gt; </text:p>
      <text:p text:style-name="P1">#include"lex.yy.c" </text:p>
      <text:p text:style-name="P1">int yyerror(char *); </text:p>
      <text:p text:style-name="P1">int yywrap(); </text:p>
      <text:p text:style-name="P1">%} </text:p>
      <text:p text:style-name="P1"/>
      <text:p text:style-name="P1">%token NUMBER </text:p>
      <text:p text:style-name="P1"/>
      <text:p text:style-name="P1">%% </text:p>
      <text:p text:style-name="P1">result<text:tab/>:e'\n'{printf("Output : %d\n\n",$$); </text:p>
      <text:p text:style-name="P1"><text:tab/>exit(0);}; </text:p>
      <text:p text:style-name="P1"/>
      <text:p text:style-name="P1">e<text:tab/>:e '+' t { $$ = $1 + $3;} </text:p>
      <text:p text:style-name="P1"><text:tab/>|e '-' t { $$ = $1 - $3;} </text:p>
      <text:p text:style-name="P1"><text:tab/>|t <text:s text:c="4"/>{ $$ = $1;}; </text:p>
      <text:p text:style-name="P1"><text:tab/><text:tab/><text:tab/> </text:p>
      <text:p text:style-name="P1">t<text:tab/>:t '*' f { $$ = $1 * $3;} </text:p>
      <text:p text:style-name="P1"><text:tab/>|t '/' f { $$ = $1 / $3;} </text:p>
      <text:p text:style-name="P1"><text:tab/>|f <text:s text:c="4"/>{ $$ = $1;}; </text:p>
      <text:p text:style-name="P1"/>
      <text:p text:style-name="P1">f<text:tab/>: '('e')'{$$ = $2;} </text:p>
      <text:p text:style-name="P1"><text:tab/>|NUMBER{$$ = $1;}; </text:p>
      <text:p text:style-name="P1"><text:tab/><text:tab/><text:tab/> </text:p>
      <text:p text:style-name="P1">%% </text:p>
      <text:p text:style-name="P1">int main(void) </text:p>
      <text:p text:style-name="P1">{ </text:p>
      <text:p text:style-name="P1"><text:tab/>return yyparse(); </text:p>
      <text:p text:style-name="P1">} </text:p>
      <text:p text:style-name="P1"/>
      <text:p text:style-name="P1"><text:soft-page-break/>int yyerror(char *msg) </text:p>
      <text:p text:style-name="P1">{ </text:p>
      <text:p text:style-name="P1"><text:tab/>return fprintf(stderr,"YACC: %s\n",msg); </text:p>
      <text:p text:style-name="P1">} </text:p>
      <text:p text:style-name="P1"/>
      <text:p text:style-name="P1">int yywrap() </text:p>
      <text:p text:style-name="P1">{ </text:p>
      <text:p text:style-name="P1"><text:tab/>return -1; 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3">yaaclex.l</text:p>
      <text:p text:style-name="P1">%{ </text:p>
      <text:p text:style-name="P1">#include"yaaceg.tab.h" </text:p>
      <text:p text:style-name="P1">extern int yylval; </text:p>
      <text:p text:style-name="P1">%} </text:p>
      <text:p text:style-name="P1"/>
      <text:p text:style-name="P1">%% </text:p>
      <text:p text:style-name="P1">([0-9])+<text:tab/><text:tab/>{yylval = atoi(yytext); </text:p>
      <text:p text:style-name="P1"><text:tab/><text:tab/><text:tab/>return NUMBER;} </text:p>
      <text:p text:style-name="P1">[\t]<text:tab/><text:tab/>{} </text:p>
      <text:p text:style-name="P1">\n<text:tab/><text:tab/>{printf("\n");return yytext[0];} </text:p>
      <text:p text:style-name="P1">[^0-9]<text:tab/><text:tab/>{return yytext[0];} </text:p>
      <text:p text:style-name="P1"/>
      <text:p text:style-name="P1">%% <text:line-break/></text:p>
      <text:p text:style-name="P1"/>
      <text:p text:style-name="P3">Output</text:p>
      <text:p text:style-name="P4">57613@user:/mnt/57613/compiler/yacc$ flex yaaclex.l </text:p>
      <text:p text:style-name="P4">57613@user:/mnt/57613/compiler/yacc$ bison yaaceg.y <text:s/>-d </text:p>
      <text:p text:style-name="P4">57613@user:/mnt/57613/compiler/yacc$ gcc -o out yaaceg.tab.c </text:p>
      <text:p text:style-name="P4"><text:soft-page-break/>57613@user:/mnt/57613/compiler/yacc$ ./out </text:p>
      <text:p text:style-name="P4">2+3 </text:p>
      <text:p text:style-name="P4"/>
      <text:p text:style-name="P4">Output : 5 </text:p>
      <text:p text:style-name="P4"/>
      <text:p text:style-name="P4">57613@user:/mnt/57613/compiler/yacc$ ./out </text:p>
      <text:p text:style-name="P4">5*8 </text:p>
      <text:p text:style-name="P4"/>
      <text:p text:style-name="P4">Output : 40 </text:p>
      <text:p text:style-name="P4"/>
      <text:p text:style-name="P4"/>
      <text:p text:style-name="P4">57613@user:/mnt/57613/compiler/yacc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eXGyreSchola" svg:font-family="TeXGyreScho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ED N</meta:initial-creator>
    <meta:creation-date>2016-10-15T12:24:32</meta:creation-date>
    <dc:date>2016-10-31T08:19:34</dc:date>
    <dc:creator>MOHAMMED N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60" meta:word-count="151" meta:character-count="1095" meta:non-whitespace-character-count="876"/>
  </office:meta>
</office:document-meta>
</file>